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1.646cm" fo:min-width="2.976cm"/>
    </style:style>
    <style:style style:name="gr2" style:family="graphic" style:parent-style-name="standard">
      <style:graphic-properties draw:fill-color="#ff8080" draw:textarea-horizontal-align="justify" draw:textarea-vertical-align="middle" draw:auto-grow-height="false" fo:min-height="1.646cm" fo:min-width="2.996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1.646cm" fo:min-width="2.476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1.646cm" fo:min-width="3.496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1.646cm" fo:min-width="3.476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1.646cm" fo:min-width="3.096cm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1.646cm" fo:min-width="3.176cm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 fo:min-height="1.125cm" fo:min-width="2.6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 fo:min-height="1.125cm" fo:min-width="2.101cm"/>
    </style:style>
    <style:style style:name="gr11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628cm" fo:min-width="1.958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628cm" fo:min-width="2.757cm" fo:padding-top="0.134cm" fo:padding-bottom="0.134cm" fo:padding-left="0.259cm" fo:padding-right="0.259cm"/>
    </style:style>
    <style:style style:name="gr13" style:family="graphic" style:parent-style-name="standard">
      <style:graphic-properties draw:fill-color="#9966cc" draw:textarea-horizontal-align="justify" draw:textarea-vertical-align="middle" draw:auto-grow-height="false" fo:min-height="1.646cm" fo:min-width="2.896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646cm" fo:min-width="2.896cm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646cm" fo:min-width="2.896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66cc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68cm" svg:height="2.1cm" svg:x="13.02cm" svg:y="5.2cm">
          <text:p text:style-name="P1"><text:span text:style-name="T1">Mediator</text:span></text:p>
          <text:p text:style-name="P1"><text:span text:style-name="T2">"developerMediator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3.7cm" svg:height="2.1cm" svg:x="8.7cm" svg:y="9.3cm">
          <text:p text:style-name="P1"><text:span text:style-name="T1">ManualExecu-</text:span></text:p>
          <text:p text:style-name="P1"><text:span text:style-name="T1">tionManager</text:span></text:p>
          <text:p text:style-name="P1"><text:span text:style-name="T2">"manuealExeuctio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3.18cm" svg:height="2.1cm" svg:x="2.92cm" svg:y="12.4cm">
          <text:p text:style-name="P1"><text:span text:style-name="T1">Generators-</text:span></text:p>
          <text:p text:style-name="P1"><text:span text:style-name="T1">Manager</text:span></text:p>
          <text:p text:style-name="P1"><text:span text:style-name="T2">"generator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4.2cm" svg:height="2.1cm" svg:x="14.8cm" svg:y="12.4cm">
          <text:p text:style-name="P1"><text:span text:style-name="T1">EventDriven-</text:span></text:p>
          <text:p text:style-name="P1"><text:span text:style-name="T1">TasksManager</text:span></text:p>
          <text:p text:style-name="P1"><text:span text:style-name="T2">"eventDrivenTask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3.7cm" svg:height="2.1cm" svg:x="4.7cm" svg:y="9.3cm">
          <text:p text:style-name="P1"><text:span text:style-name="T1">BondedTasks-</text:span></text:p>
          <text:p text:style-name="P1"><text:span text:style-name="T1">Manager</text:span></text:p>
          <text:p text:style-name="P1"><text:span text:style-name="T2">"bondedTask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4.18cm" svg:height="2.1cm" svg:x="12.62cm" svg:y="9.4cm">
          <text:p text:style-name="P1"><text:span text:style-name="T1">GeneratorCon-</text:span></text:p>
          <text:p text:style-name="P1"><text:span text:style-name="T1">nectionManager</text:span></text:p>
          <text:p text:style-name="P1"><text:span text:style-name="T2">"generatorConnection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3.8cm" svg:height="2.1cm" svg:x="10.6cm" svg:y="12.3cm">
          <text:p text:style-name="P1"><text:span text:style-name="T1">ModelRelease-</text:span></text:p>
          <text:p text:style-name="P1"><text:span text:style-name="T1">Manager</text:span></text:p>
          <text:p text:style-name="P1"><text:span text:style-name="T2">"modelRelease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3.88cm" svg:height="2.1cm" svg:x="6.6cm" svg:y="12.4cm">
          <text:p text:style-name="P1"><text:span text:style-name="T1">GeneratorRe-</text:span></text:p>
          <text:p text:style-name="P1"><text:span text:style-name="T1">questManager</text:span></text:p>
          <text:p text:style-name="P1"><text:span text:style-name="T2">"generatorRequest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" draw:id="id3" draw:layer="layout" svg:width="3.1cm" svg:height="2.2cm" svg:x="1.2cm" svg:y="9.3cm">
          <text:p text:style-name="P1"><text:span text:style-name="T1">WorkQueue</text:span></text:p>
          <text:p text:style-name="P1"><text:span text:style-name="T2">"workQueue"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3" draw:layer="layout" svg:x1="21.002cm" svg:y1="3.402cm" svg:x2="14.86cm" svg:y2="5.2cm" draw:start-shape="id1" draw:start-glue-point="2" draw:end-shape="id2" draw:end-glue-point="0" svg:d="M21002 3402v900h-6142v898" svg:viewBox="0 0 6143 1799">
          <text:p/>
        </draw:connector>
        <draw:connector draw:style-name="gr9" draw:text-style-name="P3" draw:layer="layout" svg:x1="14.86cm" svg:y1="7.3cm" svg:x2="2.75cm" svg:y2="9.3cm" draw:start-shape="id2" draw:start-glue-point="2" draw:end-shape="id3" svg:d="M14860 7300v1001h-12110v999" svg:viewBox="0 0 12111 2001">
          <text:p/>
        </draw:connector>
        <draw:connector draw:style-name="gr9" draw:text-style-name="P3" draw:layer="layout" draw:line-skew="-0.051cm" svg:x1="14.86cm" svg:y1="7.3cm" svg:x2="14.71cm" svg:y2="9.4cm" draw:start-shape="id2" draw:start-glue-point="2" draw:end-shape="id4" svg:d="M14860 7300v1000h-150v1100" svg:viewBox="0 0 151 2101">
          <text:p/>
        </draw:connector>
        <draw:connector draw:style-name="gr9" draw:text-style-name="P3" draw:layer="layout" svg:x1="14.86cm" svg:y1="7.3cm" svg:x2="10.55cm" svg:y2="9.3cm" draw:start-shape="id2" draw:start-glue-point="2" draw:end-shape="id5" svg:d="M14860 7300v1001h-4310v999" svg:viewBox="0 0 4311 2001">
          <text:p/>
        </draw:connector>
        <draw:connector draw:style-name="gr9" draw:text-style-name="P3" draw:layer="layout" draw:line-skew="-1.501cm" svg:x1="14.86cm" svg:y1="7.3cm" svg:x2="12.5cm" svg:y2="12.3cm" draw:start-shape="id2" draw:start-glue-point="2" draw:end-shape="id6" svg:d="M14860 7300v1000h-2360v4000" svg:viewBox="0 0 2361 5001">
          <text:p/>
        </draw:connector>
        <draw:connector draw:style-name="gr9" draw:text-style-name="P3" draw:layer="layout" draw:line-skew="-1.551cm" svg:x1="14.86cm" svg:y1="7.3cm" svg:x2="4.51cm" svg:y2="12.4cm" draw:start-shape="id2" draw:start-glue-point="2" draw:end-shape="id7" svg:d="M14860 7300v1000h-10350v4100" svg:viewBox="0 0 10351 5101">
          <text:p/>
        </draw:connector>
        <draw:connector draw:style-name="gr9" draw:text-style-name="P3" draw:layer="layout" draw:line-skew="-1.551cm" svg:x1="14.86cm" svg:y1="7.3cm" svg:x2="8.54cm" svg:y2="12.4cm" draw:start-shape="id2" draw:start-glue-point="2" draw:end-shape="id8" svg:d="M14860 7300v1000h-6320v4100" svg:viewBox="0 0 6321 5101">
          <text:p/>
        </draw:connector>
        <draw:connector draw:style-name="gr9" draw:text-style-name="P3" draw:layer="layout" svg:x1="14.86cm" svg:y1="7.3cm" svg:x2="6.55cm" svg:y2="9.3cm" draw:start-shape="id2" draw:start-glue-point="2" draw:end-shape="id9" svg:d="M14860 7300v1001h-8310v999" svg:viewBox="0 0 8311 2001">
          <text:p/>
        </draw:connector>
        <draw:connector draw:style-name="gr9" draw:text-style-name="P3" draw:layer="layout" draw:line-skew="-1.551cm" svg:x1="14.86cm" svg:y1="7.3cm" svg:x2="16.9cm" svg:y2="12.4cm" draw:start-shape="id2" draw:start-glue-point="2" draw:end-shape="id10" svg:d="M14860 7300v1000h2040v4100" svg:viewBox="0 0 2041 5101">
          <text:p/>
        </draw:connector>
        <draw:custom-shape draw:style-name="gr10" draw:text-style-name="P4" xml:id="id12" draw:id="id12" draw:layer="layout" svg:width="2.6cm" svg:height="2.2cm" svg:x="10.2cm" svg:y="5.2cm">
          <text:p text:style-name="P1"><text:span text:style-name="T1">Master</text:span></text:p>
          <text:p text:style-name="P1"><text:span text:style-name="T2">"master"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5" xml:id="id14" draw:id="id14" draw:layer="layout" svg:width="2.68cm" svg:height="2.1cm" svg:x="7.32cm" svg:y="5.2cm">
          <text:p text:style-name="P1"><text:span text:style-name="T1">Worker</text:span></text:p>
          <text:p text:style-name="P1"><text:span text:style-name="T2">"worker-1"</text:span></text:p>
          <text:p text:style-name="P1"><text:span text:style-name="T2">"worker-2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5" draw:id="id15" draw:layer="layout" svg:width="3.479cm" svg:height="2.1cm" svg:x="3.621cm" svg:y="5.2cm">
          <text:p text:style-name="P1"><text:span text:style-name="T1">DockerWork-</text:span></text:p>
          <text:p text:style-name="P1"><text:span text:style-name="T1">Executor</text:span></text:p>
          <text:p text:style-name="P1"><text:span text:style-name="T2">"worker-1"</text:span></text:p>
          <text:p text:style-name="P1"><text:span text:style-name="T2">"worker-2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1" draw:id="id11" draw:layer="layout" svg:width="3.6cm" svg:height="2.1cm" svg:x="9.701cm" svg:y="1.301cm">
          <text:p text:style-name="P1"><text:span text:style-name="T1">ActorSystem</text:span></text:p>
          <text:p text:style-name="P1"><text:span text:style-name="T2">"ClusterSystem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11.501cm" svg:y1="3.401cm" svg:x2="11.5cm" svg:y2="5.2cm" draw:start-shape="id11" draw:start-glue-point="2" draw:end-shape="id12" svg:d="M11501 3401v900h-1v899" svg:viewBox="0 0 2 1800">
          <text:p/>
        </draw:connector>
        <draw:connector draw:style-name="gr9" draw:text-style-name="P3" draw:layer="layout" svg:x1="7.102cm" svg:y1="3.402cm" svg:x2="8.66cm" svg:y2="5.2cm" draw:start-shape="id13" draw:start-glue-point="2" draw:end-shape="id14" svg:d="M7102 3402v895h1558v903" svg:viewBox="0 0 1559 1799">
          <text:p/>
        </draw:connector>
        <draw:connector draw:style-name="gr9" draw:text-style-name="P3" draw:layer="layout" svg:x1="7.102cm" svg:y1="3.402cm" svg:x2="5.36cm" svg:y2="5.2cm" draw:start-shape="id13" draw:start-glue-point="2" draw:end-shape="id15" svg:d="M7102 3402v895h-1742v903" svg:viewBox="0 0 1743 1799">
          <text:p/>
        </draw:connector>
        <draw:custom-shape draw:style-name="gr1" draw:text-style-name="P2" xml:id="id16" draw:id="id16" draw:layer="layout" svg:width="3.68cm" svg:height="2.1cm" svg:x="17.3cm" svg:y="5.2cm">
          <text:p text:style-name="P1"><text:span text:style-name="T1">Frontend-</text:span></text:p>
          <text:p text:style-name="P1"><text:span text:style-name="T1">Manager</text:span></text:p>
          <text:p text:style-name="P1"><text:span text:style-name="T2">"Developer-</text:span></text:p>
          <text:p text:style-name="P1"><text:span text:style-name="T2">FrontendService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3.68cm" svg:height="2.1cm" svg:x="21.1cm" svg:y="5.2cm">
          <text:p text:style-name="P1"><text:span text:style-name="T1">Frontend-</text:span></text:p>
          <text:p text:style-name="P1"><text:span text:style-name="T1">Manager</text:span></text:p>
          <text:p text:style-name="P1"><text:span text:style-name="T2">"Generator-</text:span></text:p>
          <text:p text:style-name="P1"><text:span text:style-name="T2">FrontendService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3.68cm" svg:height="2.1cm" svg:x="24.901cm" svg:y="5.201cm">
          <text:p text:style-name="P1"><text:span text:style-name="T1">Frontend-</text:span></text:p>
          <text:p text:style-name="P1"><text:span text:style-name="T1">Manager</text:span></text:p>
          <text:p text:style-name="P1"><text:span text:style-name="T2">"UserFrontend-</text:span></text:p>
          <text:p text:style-name="P1"><text:span text:style-name="T2">Service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1.002cm" svg:y1="3.402cm" svg:x2="19.14cm" svg:y2="5.2cm" draw:start-shape="id1" draw:start-glue-point="2" draw:end-shape="id16" svg:d="M21002 3402v900h-1862v898" svg:viewBox="0 0 1863 1799">
          <text:p/>
        </draw:connector>
        <draw:connector draw:style-name="gr9" draw:text-style-name="P3" draw:layer="layout" svg:x1="21.002cm" svg:y1="3.402cm" svg:x2="22.94cm" svg:y2="5.2cm" draw:start-shape="id1" draw:start-glue-point="2" draw:end-shape="id17" svg:d="M21002 3402v900h1938v898" svg:viewBox="0 0 1939 1799">
          <text:p/>
        </draw:connector>
        <draw:connector draw:style-name="gr9" draw:text-style-name="P3" draw:layer="layout" svg:x1="21.002cm" svg:y1="3.402cm" svg:x2="26.741cm" svg:y2="5.201cm" draw:start-shape="id1" draw:start-glue-point="2" draw:end-shape="id18" draw:end-glue-point="0" svg:d="M21002 3402v900h5739v899" svg:viewBox="0 0 5740 1800">
          <text:p/>
        </draw:connector>
        <draw:connector draw:style-name="gr9" draw:text-style-name="P3" draw:layer="layout" svg:x1="19.14cm" svg:y1="7.3cm" svg:x2="19.141cm" svg:y2="9.401cm" draw:start-shape="id16" draw:start-glue-point="2" draw:end-shape="id19" svg:d="M19140 7300v1051h1v1050" svg:viewBox="0 0 2 2102">
          <text:p/>
        </draw:connector>
        <draw:custom-shape draw:style-name="gr1" draw:text-style-name="P2" xml:id="id19" draw:id="id19" draw:layer="layout" svg:width="3.68cm" svg:height="2.1cm" svg:x="17.301cm" svg:y="9.401cm">
          <text:p text:style-name="P1"><text:span text:style-name="T1">Developer-</text:span></text:p>
          <text:p text:style-name="P1"><text:span text:style-name="T1">Frontend</text:span></text:p>
          <text:p text:style-name="P1"><text:span text:style-name="T2">&lt;random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3.68cm" svg:height="2.1cm" svg:x="21.102cm" svg:y="9.402cm">
          <text:p text:style-name="P1"><text:span text:style-name="T1">Generator-</text:span></text:p>
          <text:p text:style-name="P1"><text:span text:style-name="T1">Frontend</text:span></text:p>
          <text:p text:style-name="P1"><text:span text:style-name="T2">&lt;random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2.94cm" svg:y1="7.3cm" svg:x2="22.942cm" svg:y2="9.402cm" draw:start-shape="id17" draw:start-glue-point="2" draw:end-shape="id20" svg:d="M22940 7300v1052h2v1050" svg:viewBox="0 0 3 2103">
          <text:p/>
        </draw:connector>
        <draw:custom-shape draw:style-name="gr1" draw:text-style-name="P2" xml:id="id21" draw:id="id21" draw:layer="layout" svg:width="3.68cm" svg:height="2.1cm" svg:x="24.903cm" svg:y="9.403cm">
          <text:p text:style-name="P1"><text:span text:style-name="T1">User-</text:span></text:p>
          <text:p text:style-name="P1"><text:span text:style-name="T1">Frontend</text:span></text:p>
          <text:p text:style-name="P1"><text:span text:style-name="T2">&lt;random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6.741cm" svg:y1="7.301cm" svg:x2="26.743cm" svg:y2="9.403cm" draw:start-shape="id18" draw:end-shape="id21" draw:end-glue-point="0" svg:d="M26741 7301v1052h2v1050" svg:viewBox="0 0 3 2103">
          <text:p/>
        </draw:connector>
        <draw:custom-shape draw:style-name="gr14" draw:text-style-name="P2" xml:id="id1" draw:id="id1" draw:layer="layout" svg:width="3.6cm" svg:height="2.1cm" svg:x="19.202cm" svg:y="1.302cm">
          <text:p text:style-name="P1"><text:span text:style-name="T1">ActorSystem</text:span></text:p>
          <text:p text:style-name="P1"><text:span text:style-name="T2">"ClusterSystem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3" draw:id="id13" draw:layer="layout" svg:width="3.6cm" svg:height="2.1cm" svg:x="5.302cm" svg:y="1.302cm">
          <text:p text:style-name="P1"><text:span text:style-name="T1">ActorSystem</text:span></text:p>
          <text:p text:style-name="P1"><text:span text:style-name="T2">"ClusterSystem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7:59:15.483700840</meta:creation-date>
    <dc:date>2018-03-28T01:22:57.574274449</dc:date>
    <meta:editing-duration>PT6H10M30S</meta:editing-duration>
    <meta:editing-cycles>19</meta:editing-cycles>
    <meta:generator>LibreOffice/5.1.6.2$Linux_X86_64 LibreOffice_project/10m0$Build-2</meta:generator>
    <meta:document-statistic meta:object-count="39"/>
  </office:meta>
</office:document-meta>
</file>